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8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3715a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fo:background-color="#f3715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float" office:value="0.000001" calcext:value-type="float">
            <text:p>1E-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ume</text:p>
          </table:table-cell>
          <table:table-cell table:style-name="ce7" office:value-type="float" office:value="149203.046875" calcext:value-type="float">
            <text:p>149203.046875</text:p>
          </table:table-cell>
          <table:table-cell table:style-name="ce7" office:value-type="float" office:value="354994048" calcext:value-type="float">
            <text:p>354994048</text:p>
          </table:table-cell>
          <table:table-cell table:style-name="ce3" office:value-type="string" calcext:value-type="string">
            <text:p>xx</text:p>
          </table:table-cell>
          <table:table-cell table:style-name="ce4" table:formula="of:=[.C4]*[.$B$5]" office:value-type="float" office:value="0.00166548766130886" calcext:value-type="float">
            <text:p>0.001665487661308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ertia scale</text:p>
          </table:table-cell>
          <table:table-cell table:style-name="ce2" table:formula="of:=([.B2]*[.B3])/[.B4]" office:value-type="float" office:value="0.00000000000469159319907488" calcext:value-type="float">
            <text:p>4.69159319907488E-12</text:p>
          </table:table-cell>
          <table:table-cell table:style-name="ce7" office:value-type="float" office:value="47250884" calcext:value-type="float">
            <text:p>47250884</text:p>
          </table:table-cell>
          <table:table-cell table:style-name="ce3" office:value-type="string" calcext:value-type="string">
            <text:p>yy</text:p>
          </table:table-cell>
          <table:table-cell table:style-name="ce4" table:formula="of:=[.C5]*[.$B$5]" office:value-type="float" office:value="0.000221681926024676" calcext:value-type="float">
            <text:p>0.00022168192602467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356672640" calcext:value-type="float">
            <text:p>356672640</text:p>
          </table:table-cell>
          <table:table-cell table:style-name="ce3" office:value-type="string" calcext:value-type="string">
            <text:p>zz</text:p>
          </table:table-cell>
          <table:table-cell table:style-name="ce4" table:formula="of:=[.C6]*[.$B$5]" office:value-type="float" office:value="0.00167336293212008" calcext:value-type="float">
            <text:p>0.0016733629321200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2618363" calcext:value-type="float">
            <text:p>-2618363</text:p>
          </table:table-cell>
          <table:table-cell table:style-name="ce3" office:value-type="string" calcext:value-type="string">
            <text:p>xy</text:p>
          </table:table-cell>
          <table:table-cell table:style-name="ce4" table:formula="of:=[.C7]*[.$B$5]" office:value-type="float" office:value="-0.0000122842940435093" calcext:value-type="float">
            <text:p>-0.000012284294043509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337054.9375" calcext:value-type="float">
            <text:p>-337054.9375</text:p>
          </table:table-cell>
          <table:table-cell table:style-name="ce3" office:value-type="string" calcext:value-type="string">
            <text:p>xz</text:p>
          </table:table-cell>
          <table:table-cell table:style-name="ce4" table:formula="of:=[.C8]*[.$B$5]" office:value-type="float" office:value="-0.00000158132465248961" calcext:value-type="float">
            <text:p>-0.0000015813246524896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float" office:value="-621602.5625" calcext:value-type="float">
            <text:p>-621602.5625</text:p>
          </table:table-cell>
          <table:table-cell table:style-name="ce3" office:value-type="string" calcext:value-type="string">
            <text:p>yz</text:p>
          </table:table-cell>
          <table:table-cell table:style-name="ce4" table:formula="of:=[.C9]*[.$B$5]" office:value-type="float" office:value="-0.00000291630635475252" calcext:value-type="float">
            <text:p>-0.00000291630635475252</text:p>
          </table:table-cell>
          <table:table-cell table:number-columns-repeated="1019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>
            <text:p>MassC</text:p>
          </table:table-cell>
          <table:table-cell table:style-name="ce7" office:value-type="string" calcext:value-type="string">
            <text:p>-0.336880 67.010719 22.29114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2:09:27.871900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49:34.631312010</meta:creation-date>
    <dc:date>2020-12-17T13:12:53.006528153</dc:date>
    <meta:editing-duration>PT6H54M15S</meta:editing-duration>
    <meta:editing-cycles>9</meta:editing-cycles>
    <meta:generator>LibreOffice/6.0.7.3$Linux_X86_64 LibreOffice_project/00m0$Build-3</meta:generator>
    <meta:document-statistic meta:table-count="1" meta:cell-count="28" meta:object-count="0"/>
    <meta:user-defined meta:name="qrichtext">1</meta:user-defined>
  </office:meta>
</office:document-meta>
</file>